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F0000007D9A28A707CE505A1F.png" manifest:media-type="image/png"/>
  <manifest:file-entry manifest:full-path="Pictures/10000000000000770000003EFF977C07BC48A772.png" manifest:media-type="image/png"/>
  <manifest:file-entry manifest:full-path="Pictures/1000000000000479000002B8A8F1C1D80844EEE9.png" manifest:media-type="image/png"/>
  <manifest:file-entry manifest:full-path="Pictures/100000000000037800000346CDCA159C99C010D3.png" manifest:media-type="image/png"/>
  <manifest:file-entry manifest:full-path="Pictures/100000000000037700000058DF0EDA5FD2A41DC3.png" manifest:media-type="image/png"/>
  <manifest:file-entry manifest:full-path="Pictures/10000000000001290000004B4381BC7C2ACF8104.png" manifest:media-type="image/png"/>
  <manifest:file-entry manifest:full-path="Pictures/100000000000031A00000119E1B9A9BE1AFEA5EF.png" manifest:media-type="image/png"/>
  <manifest:file-entry manifest:full-path="Pictures/10000000000001E5000000A1C1F3561827D9E693.png" manifest:media-type="image/png"/>
  <manifest:file-entry manifest:full-path="Pictures/10000000000004F6000001992530A316BBC62C0B.png" manifest:media-type="image/png"/>
  <manifest:file-entry manifest:full-path="Pictures/10000000000001B8000001465C55291E3FCD26B0.png" manifest:media-type="image/png"/>
  <manifest:file-entry manifest:full-path="Pictures/10000000000000FD00000071039030989BAD9E0A.png" manifest:media-type="image/png"/>
  <manifest:file-entry manifest:full-path="Pictures/10000000000004ED0000030C1919EA0789A57D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b965"/>
    </style:style>
    <style:style style:name="P2" style:family="paragraph" style:parent-style-name="Standard">
      <style:paragraph-properties fo:text-align="center" style:justify-single-word="false"/>
      <style:text-properties officeooo:paragraph-rsid="0009eac9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9eac9" officeooo:paragraph-rsid="0009eac9" style:font-size-asian="13.1000003814697pt" style:font-weight-asian="bold" style:font-size-complex="15pt" style:font-weight-complex="bold"/>
    </style:style>
    <style:style style:name="T1" style:family="text">
      <style:text-properties fo:font-size="15pt" fo:font-weight="bold" officeooo:rsid="0009b965" style:font-size-asian="13.1000003814697pt" style:font-weight-asian="bold" style:font-size-complex="15pt" style:font-weight-complex="bold"/>
    </style:style>
    <style:style style:name="T2" style:family="text">
      <style:text-properties fo:font-size="15pt" fo:font-weight="bold" officeooo:rsid="0009eac9" style:font-size-asian="13.1000003814697pt" style:font-weight-asian="bold" style:font-size-complex="15pt" style:font-weight-complex="bold"/>
    </style:style>
    <style:style style:name="T3" style:family="text">
      <style:text-properties officeooo:rsid="0009ea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Неинерциальные системы отсчета</text:span></text:p>
      <text:p text:style-name="P1"><text:span text:style-name="T1"/></text:p>
      <text:p text:style-name="P1"><draw:frame draw:style-name="fr2" draw:name="Image1" text:anchor-type="char" svg:width="17cm" svg:height="10.515cm" draw:z-index="0"><draw:image xlink:href="Pictures/10000000000004ED0000030C1919EA0789A57DC0.png" xlink:type="simple" xlink:show="embed" xlink:actuate="onLoad" loext:mime-type="image/png"/></draw:frame><draw:frame draw:style-name="fr1" draw:name="Image2" text:anchor-type="char" svg:x="0cm" svg:y="10.513cm" svg:width="17cm" svg:height="5.473cm" draw:z-index="1"><draw:image xlink:href="Pictures/10000000000004F6000001992530A316BBC62C0B.png" xlink:type="simple" xlink:show="embed" xlink:actuate="onLoad" loext:mime-type="image/png"/></draw:frame><draw:frame draw:style-name="fr1" draw:name="Image3" text:anchor-type="char" svg:x="0cm" svg:y="15.984cm" svg:width="17cm" svg:height="6.015cm" draw:z-index="2"><draw:image xlink:href="Pictures/100000000000031A00000119E1B9A9BE1AFEA5EF.png" xlink:type="simple" xlink:show="embed" xlink:actuate="onLoad" loext:mime-type="image/png"/></draw:frame><draw:frame draw:style-name="fr1" draw:name="Image5" text:anchor-type="char" svg:x="0cm" svg:y="21.84cm" svg:width="17cm" svg:height="1.686cm" draw:z-index="4"><draw:image xlink:href="Pictures/100000000000037700000058DF0EDA5FD2A41DC3.png" xlink:type="simple" xlink:show="embed" xlink:actuate="onLoad" loext:mime-type="image/png"/></draw:frame><text:span text:style-name="T1"/></text:p>
      <text:p text:style-name="P1"><draw:frame draw:style-name="fr1" draw:name="Image4" text:anchor-type="char" svg:x="0cm" svg:y="0.079cm" svg:width="17cm" svg:height="16.043cm" draw:z-index="3"><draw:image xlink:href="Pictures/100000000000037800000346CDCA159C99C010D3.png" xlink:type="simple" xlink:show="embed" xlink:actuate="onLoad" loext:mime-type="image/png"/></draw:frame><draw:frame draw:style-name="fr1" draw:name="Image6" text:anchor-type="char" svg:x="0cm" svg:y="16.12cm" svg:width="17cm" svg:height="10.333cm" draw:z-index="5"><draw:image xlink:href="Pictures/1000000000000479000002B8A8F1C1D80844EEE9.png" xlink:type="simple" xlink:show="embed" xlink:actuate="onLoad" loext:mime-type="image/png"/></draw:frame><text:soft-page-break/></text:p>
      <text:p text:style-name="P2"><text:soft-page-break/><text:span text:style-name="T2">Ответы (НСО)</text:span></text:p>
      <text:p text:style-name="P1"><draw:frame draw:style-name="fr1" draw:name="Image7" text:anchor-type="char" svg:x="0.649cm" svg:y="0.434cm" svg:width="4.166cm" svg:height="1.861cm" draw:z-index="6"><draw:image xlink:href="Pictures/10000000000000FD00000071039030989BAD9E0A.png" xlink:type="simple" xlink:show="embed" xlink:actuate="onLoad" loext:mime-type="image/png"/></draw:frame><draw:frame draw:style-name="fr1" draw:name="Image10" text:anchor-type="char" svg:x="9.506cm" svg:y="0.45cm" svg:width="6.773cm" svg:height="5.018cm" draw:z-index="9"><draw:image xlink:href="Pictures/10000000000001B8000001465C55291E3FCD26B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8" text:anchor-type="char" svg:x="0.695cm" svg:y="0.233cm" svg:width="5.56cm" svg:height="1.404cm" draw:z-index="7"><draw:image xlink:href="Pictures/10000000000001290000004B4381BC7C2ACF8104.png" xlink:type="simple" xlink:show="embed" xlink:actuate="onLoad" loext:mime-type="image/png"/></draw:frame></text:p>
      <text:p text:style-name="P1"/>
      <text:p text:style-name="P1"/>
      <text:p text:style-name="P1"><draw:frame draw:style-name="fr1" draw:name="Image9" text:anchor-type="char" svg:x="0.695cm" svg:y="0.175cm" svg:width="7.791cm" svg:height="2.588cm" draw:z-index="8"><draw:image xlink:href="Pictures/10000000000001E5000000A1C1F3561827D9E69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Ответы (Сопротивление)</text:p>
      <text:p text:style-name="P3"/>
      <text:p text:style-name="P3"><draw:frame draw:style-name="fr1" draw:name="Image11" text:anchor-type="char" svg:x="0.815cm" svg:y="0.079cm" svg:width="3.149cm" svg:height="1.64cm" draw:z-index="10"><draw:image xlink:href="Pictures/10000000000000770000003EFF977C07BC48A772.png" xlink:type="simple" xlink:show="embed" xlink:actuate="onLoad" loext:mime-type="image/png"/></draw:frame></text:p>
      <text:p text:style-name="P3"/>
      <text:p text:style-name="P3"><draw:frame draw:style-name="fr1" draw:name="Image12" text:anchor-type="char" svg:x="0.815cm" svg:y="0.501cm" svg:width="6.359cm" svg:height="2.769cm" draw:z-index="11"><draw:image xlink:href="Pictures/100000000000011F0000007D9A28A707CE505A1F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21:44:46.693807743</meta:creation-date>
    <dc:date>2022-07-02T22:07:42.766135669</dc:date>
    <meta:editing-duration>PT15S</meta:editing-duration>
    <meta:editing-cycles>1</meta:editing-cycles>
    <meta:document-statistic meta:table-count="0" meta:image-count="12" meta:object-count="0" meta:page-count="3" meta:paragraph-count="3" meta:word-count="7" meta:character-count="64" meta:non-whitespace-character-count="60"/>
    <meta:generator>LibreOffice/6.4.7.2$Linux_X86_64 LibreOffice_project/40$Build-2</meta:generator>
  </office:meta>
</office:document-meta>
</file>